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color="#000000"/>
    </style:style>
    <style:style style:name="T3" style:parent-style-name="Car.predefinitoparagrafo" style:family="text">
      <style:text-properties style:font-name-complex="Calibri" fo:color="#000000"/>
    </style:style>
    <style:style style:name="T4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5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6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7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8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9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10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11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12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13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P14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15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16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17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18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19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20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21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22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23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24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25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26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27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T28" style:parent-style-name="Car.predefinitoparagrafo" style:family="text">
      <style:text-properties fo:color="#000000"/>
    </style:style>
    <style:style style:name="T29" style:parent-style-name="Car.predefinitoparagrafo" style:family="text">
      <style:text-properties fo:color="#000000"/>
    </style:style>
    <style:style style:name="T30" style:parent-style-name="Car.predefinitoparagrafo" style:family="text">
      <style:text-properties fo:color="#000000"/>
    </style:style>
    <style:style style:name="T31" style:parent-style-name="Car.predefinitoparagrafo" style:family="text">
      <style:text-properties fo:color="#000000"/>
    </style:style>
    <style:style style:name="T32" style:parent-style-name="Car.predefinitoparagrafo" style:family="text">
      <style:text-properties fo:color="#000000"/>
    </style:style>
    <style:style style:name="T33" style:parent-style-name="Car.predefinitoparagrafo" style:family="text">
      <style:text-properties fo:color="#000000"/>
    </style:style>
    <style:style style:name="T34" style:parent-style-name="Car.predefinitoparagrafo" style:family="text">
      <style:text-properties fo:color="#000000"/>
    </style:style>
    <style:style style:name="T35" style:parent-style-name="Car.predefinitoparagrafo" style:family="text">
      <style:text-properties fo:color="#000000"/>
    </style:style>
  </office:automatic-styles>
  <office:body>
    <office:text text:use-soft-page-breaks="true">
      <text:p text:style-name="P1">Il progetto proposto consiste nella realizzazione di un sistema informativo per un museo.</text:p>
      <text:p text:style-name="Normale">Il museo è aperto 6 giorni su 7 tranne il lunedì, dalle 10 di mattina alle 7 di pomeriggio.</text:p>
      <text:p text:style-name="Normale">Esso si divide in due parti distinte: il museo vero e proprio e la parte di mostre.</text:p>
      <text:p text:style-name="Normale">La parte di museo è fissa, composta da 32 opere. La<text:s/>capienza del museo è al massimo di 32 persone, una per ogni opera. La visita dura un’ora.</text:p>
      <text:p text:style-name="Normale">La parte predisposta alla mostra non ha limitazioni di opere ma può ospitare al massimo 150 persone.</text:p>
      <text:p text:style-name="Normale">La durata del tour può variare (1h – 1h30min – 2h).</text:p>
      <text:p text:style-name="Normale"/>
      <text:p text:style-name="Normale">Il costo all’ingresso del museo è totalmente gratuito mentre il biglietto per la mostra varia a seconda di età, impiego, carte o abbonamenti. Il costo intero è di 8<text:s/>euro e può arrivare a 3 euro con il super ridotto, passando per il ridotto a 6 euro.<text:s/>La visita può avvenire sia singolarmente, sia di gruppo<text:s/>(nulla cambia per i biglietti). <text:s/>Sono esenti dal pagamento persone al di sotto dei<text:s/>cinque<text:s/>anni, per docenti o persone con handicap<text:s/>e persone con abbonamento valido.</text:p>
      <text:p text:style-name="Normale">È<text:s/>possibile l’acquisto di un Tour guidato (per un minimo di 5 persone) con il costo aggiuntivo di 50 euro.</text:p>
      <text:p text:style-name="Normale"/>
      <text:p text:style-name="Normale">A capo del museo c’è la Presidenza con tutti i poteri di amministrazione, esecuzione e gestione del complesso. <text:s/>Sotto la Presidenza troviamo l’Amministrazione, la Segreteria e gli Operatori al Pubblico</text:p>
      <text:p text:style-name="Normale"/>
      <text:p text:style-name="Normale">La<text:s/>Segreteria si occupa del lato cliente-servizio. Questa dovrà gestire tutte le prenotazioni con i relativi incastri di orario. La prenotazione può essere effettuata sia tramite portale dedicato (con<text:s/><text:span text:style-name="T2">la maggiorazione<text:s/></text:span><text:span text:style-name="T3">di 1</text:span><text:span text:style-name="T4">€) o tramite contatto<text:s/></text:span><text:span text:style-name="T5">telefonico.</text:span><text:span text:style-name="T6"><text:s/>La prenotazione può essere disdetta, ma il rimborso sarà solo parziale (50%).</text:span><text:span text:style-name="T7"><text:s/>Sarà possibile anche prenotare una guida per l’intera durata del tour.</text:span><text:span text:style-name="T8"><text:s/></text:span></text:p>
      <text:p text:style-name="Normale"><text:span text:style-name="T9">La segreteria, inoltre, si occuperà di</text:span><text:span text:style-name="T10"><text:s/>creare e</text:span><text:span text:style-name="T11"><text:s/>gestire abbona</text:span><text:span text:style-name="T12">menti</text:span><text:span text:style-name="T13"><text:s/>con scelte tra un mese, due, sei mesi o un anno.</text:span></text:p>
      <text:p text:style-name="P14">Per poter abbonarsi o prenotare un biglietto è obbligatorio registrare i propri dati utente (nome, cognome, data e luogo di nascita, sesso, numero di telefono(opzionale), e-mail).<text:s/></text:p>
      <text:p text:style-name="P15"/>
      <text:p text:style-name="P16">L’Amministrazione si occupa del lato interno al museo.<text:s/></text:p>
      <text:p text:style-name="P17">Ricerca opere e organizza mostre. Le varie opere possono essere prese in prestito, affittate o comprate da enti esterni. <text:s/></text:p>
      <text:p text:style-name="P18">Controlla i pagamenti e i rimborsi relativi a prenotazioni annullate ed effettua i rimborsi.</text:p>
      <text:p text:style-name="P19">Gestisce e controlla le<text:s/>statistiche fatte dal sistema.</text:p>
      <text:p text:style-name="P20"/>
      <text:p text:style-name="P21">Gli Operatori al Pubblico gestiranno il lato cliente.</text:p>
      <text:p text:style-name="P22">Essi si compongono di<text:s/>quattro<text:s/>guide.</text:p>
      <text:p text:style-name="P23">Avranno la possibilità di<text:s/>vedere le prenotazioni, le mostre in corso,<text:s/>i turni da svolgere, visualizzare il cliente (se registrato), visualizzare il biglietto, convalidarlo.<text:s/>Se è richiesta la guida al tour l’operatore dovrà assistere il<text:s/><text:soft-page-break/>gruppo al quale è stato assegnato. Il sistema dovrà fare in modo che almeno una guida sia sempre libera in modo da far si che sia sempre possibile<text:s/>stampare e convalidare biglietti.</text:p>
      <text:p text:style-name="P24"/>
      <text:p text:style-name="P25">Il Sistema effettuerà un backup dei dati ogni sera alle ore 23:59.</text:p>
      <text:p text:style-name="P26">Inoltre,<text:s/>il sistema dovrà gestire i dati per effettuare statistiche su rendimenti, categorie più interessate, nazionalità, ecc.<text:s/></text:p>
      <text:p text:style-name="P27">Controllerà gli abbonamenti prossimi alla scadenza e invierà un avviso per rinnovare l’abbonamento.</text:p>
      <text:p text:style-name="Normale"><text:span text:style-name="T28">Durante la convalidazione del biglietto deve controllare se l</text:span><text:span text:style-name="T29">’ora</text:span><text:span text:style-name="T30"><text:s/>di inizio</text:span><text:span text:style-name="T31"><text:s/>della</text:span><text:span text:style-name="T32"><text:s/>visita non preceda l</text:span><text:span text:style-name="T33">’ora</text:span><text:span text:style-name="T34"><text:s/></text:span><text:span text:style-name="T35">nella quale si sta convalidando il bigliet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ia Sbattella</meta:initial-creator>
    <dc:creator>Mattia Sbattella</dc:creator>
    <meta:creation-date>2022-03-30T06:44:00Z</meta:creation-date>
    <dc:date>2022-03-30T11:00:00Z</dc:date>
    <meta:template xlink:href="Normal" xlink:type="simple"/>
    <meta:editing-cycles>5</meta:editing-cycles>
    <meta:editing-duration>PT13440S</meta:editing-duration>
    <meta:document-statistic meta:page-count="2" meta:paragraph-count="6" meta:word-count="497" meta:character-count="3329" meta:row-count="23" meta:non-whitespace-character-count="2838"/>
  </office:meta>
</office:document-meta>
</file>